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6pt" officeooo:rsid="0016d47c" officeooo:paragraph-rsid="001976ff" style:font-size-asian="16pt" style:font-size-complex="16pt"/>
    </style:style>
    <style:style style:name="P2" style:family="paragraph" style:parent-style-name="Standard">
      <style:text-properties style:font-name="Arial1" fo:font-size="16pt" officeooo:rsid="0017b97f" officeooo:paragraph-rsid="001976ff" style:font-size-asian="16pt" style:font-size-complex="16pt"/>
    </style:style>
    <style:style style:name="P3" style:family="paragraph" style:parent-style-name="Standard">
      <style:text-properties style:font-name="Arial1" fo:font-size="24pt" officeooo:rsid="001976ff" officeooo:paragraph-rsid="001976ff" style:font-size-asian="24pt" style:font-size-complex="24pt"/>
    </style:style>
    <style:style style:name="P4" style:family="paragraph" style:parent-style-name="Standard">
      <style:text-properties style:font-name="Arial1" fo:font-size="16pt" officeooo:rsid="001976ff" officeooo:paragraph-rsid="001976ff" style:font-size-asian="16pt" style:font-size-complex="16pt"/>
    </style:style>
    <style:style style:name="T1" style:family="text">
      <style:text-properties officeooo:rsid="0017b97f"/>
    </style:style>
    <style:style style:name="T2" style:family="text">
      <style:text-properties fo:font-size="24pt" officeooo:rsid="001976ff" style:font-size-asian="24pt" style:font-size-complex="24pt"/>
    </style:style>
    <style:style style:name="T3" style:family="text">
      <style:text-properties fo:font-weight="bold" officeooo:rsid="0017b97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soy izan, y mi pagina web trata de una tienda de figuras de campeones del league of legends, lo que estamos viendo es la pagina principal, con 3 productos que si le das click te lleva a la pagina de tienda actualmente disponemos de 13 figuras iniciales, los precios parecen caros, pero no lo es, ya que las figuras son muy costosas de hacer. En la tienda puedes añadir productos al carrito, si pulsas aquí te lleva a la pagina donde puedes consultar tu carrito detalladamente, y si le das click aquí te lleva a la pagina del pago, a continuacion tenemos la pagina de contacto, en la que tenemos que intruducir el nombre, correo electronico y un mensaje por si tenemos alguna consulta, aquí tenemos la pagina del carrito, donde aparecer los productos que hemos añadido previamente, aquí puedes quitar los productos o añadir mas, si bajamos aparece lo que nos costaria la compra, y aquí podriamos añadir cupones de descuento, los que solemos publicar en nuestras redes sociales, si pulsamos aquí nos lleva a la parte de compra, el cual puedes acceder desde aquí o desde el header, el cual tenemos que introducir el correo, la direccion y el metodo de pago, <text:span text:style-name="T1">en la pestaña de blog tenemos una noticia la cual habla del incendio producido en los angeles, y que desde riot, en los juegos league of legends y valorant aperecerán skins en la tienda las cuales si las compras ese dinero estará destinado a ayudar econimicamente a las personas afectadas por ese incendio, en la siguiente pagina aparece un mapa de donde puedes encontrarnos, que he puesto el instituto. Gracias por ver este video, y si teneis alguna pregunta, ahora es el momento.<text:line-break/><text:line-break/><text:line-break/><text:line-break/><text:line-break/><text:line-break/><text:line-break/><text:line-break/><text:line-break/><text:line-break/><text:line-break/><text:line-break/><text:line-break/></text:span><text:soft-page-break/><text:span text:style-name="T2">PRESENTACION</text:span><text:span text:style-name="T1"><text:line-break/></text:span></text:p>
      <text:p text:style-name="P2">Hello, I am Izan, and my website is about a store of figures of League of Legends champions, </text:p>
      <text:p text:style-name="P1"/>
      <text:p text:style-name="P3">MAIN</text:p>
      <text:p text:style-name="P1"/>
      <text:p text:style-name="P2">what we are seeing is the main page, with 3 products that if you click on it takes you to the store page,</text:p>
      <text:p text:style-name="P1"/>
      <text:p text:style-name="P3">Tienda</text:p>
      <text:p text:style-name="P1"/>
      <text:p text:style-name="P1"><text:span text:style-name="T1">currently we have 13 initial figures, the prices seem expensive, but it is not, since the figures are very expensive to make. In the store you can add products to the </text:span><text:span text:style-name="T3">cart</text:span><text:span text:style-name="T1">, if you click here it takes you to the page where you can consult your cart in detail, and if you click here it takes you to the payment page, </text:span></text:p>
      <text:p text:style-name="P1"/>
      <text:p text:style-name="P3">CONTACT</text:p>
      <text:p text:style-name="P1"/>
      <text:p text:style-name="P2">below we have the contact page, in which We have to enter the name, email and a message in case we have any questions, </text:p>
      <text:p text:style-name="P1"/>
      <text:p text:style-name="P3">CART</text:p>
      <text:p text:style-name="P1"/>
      <text:p text:style-name="P2">here we have the cart page, where the products that we have previously added will appear, here you can remove the products or add more, if we go down it appears what the purchase would cost us , and here we can add discount coupons, the that we usually publish on our social networks, </text:p>
      <text:p text:style-name="P1"/>
      <text:p text:style-name="P3">Checkout</text:p>
      <text:p text:style-name="P1"/>
      <text:p text:style-name="P2">if we click here it takes us to the purchase part, which you can access from here or from the header, which we have to enter the email, address and payment method, </text:p>
      <text:p text:style-name="P3"><text:soft-page-break/>BLOG</text:p>
      <text:p text:style-name="P1"/>
      <text:p text:style-name="P2">in the tab blog we have news which talks about the fire that occurred in Los Angeles, and that from riot, in the games league of legends and valorant skins will appear in the store which, if you buy them with that money, will be destined to financially help the people affected by that fire, </text:p>
      <text:p text:style-name="P1"/>
      <text:p text:style-name="P3">FIND US</text:p>
      <text:p text:style-name="P1"/>
      <text:p text:style-name="P2">on the next page it appears a map of where you can find us, which the institute has posted. </text:p>
      <text:p text:style-name="P1"/>
      <text:p text:style-name="P3">THANK YOU</text:p>
      <text:p text:style-name="P4"/>
      <text:p text:style-name="P2">Thank you for watching this video, and if you have any questions, now is the ti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9T19:47:07.283000000</meta:creation-date>
    <dc:date>2025-01-20T13:15:46.159000000</dc:date>
    <meta:editing-duration>PT7M51S</meta:editing-duration>
    <meta:editing-cycles>2</meta:editing-cycles>
    <meta:generator>LibreOffice/24.8.4.2$Windows_X86_64 LibreOffice_project/bb3cfa12c7b1bf994ecc5649a80400d06cd71002</meta:generator>
    <meta:document-statistic meta:table-count="0" meta:image-count="0" meta:object-count="0" meta:page-count="3" meta:paragraph-count="18" meta:word-count="602" meta:character-count="3264" meta:non-whitespace-character-count="2660"/>
  </office:meta>
</office:document-meta>
</file>